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777cm" fo:margin-left="-0.132cm" table:align="left" style:writing-mode="lr-tb"/>
    </style:style>
    <style:style style:name="Tabela1.A" style:family="table-column">
      <style:table-column-properties style:column-width="1.625cm"/>
    </style:style>
    <style:style style:name="Tabela1.B" style:family="table-column">
      <style:table-column-properties style:column-width="0.386cm"/>
    </style:style>
    <style:style style:name="Tabela1.C" style:family="table-column">
      <style:table-column-properties style:column-width="0.864cm"/>
    </style:style>
    <style:style style:name="Tabela1.D" style:family="table-column">
      <style:table-column-properties style:column-width="2.02cm"/>
    </style:style>
    <style:style style:name="Tabela1.E" style:family="table-column">
      <style:table-column-properties style:column-width="0.981cm"/>
    </style:style>
    <style:style style:name="Tabela1.F" style:family="table-column">
      <style:table-column-properties style:column-width="3.438cm"/>
    </style:style>
    <style:style style:name="Tabela1.G" style:family="table-column">
      <style:table-column-properties style:column-width="0.563cm"/>
    </style:style>
    <style:style style:name="Tabela1.H" style:family="table-column">
      <style:table-column-properties style:column-width="0.499cm"/>
    </style:style>
    <style:style style:name="Tabela1.I" style:family="table-column">
      <style:table-column-properties style:column-width="1.75cm"/>
    </style:style>
    <style:style style:name="Tabela1.J" style:family="table-column">
      <style:table-column-properties style:column-width="4.251cm"/>
    </style:style>
    <style:style style:name="Tabela1.K" style:family="table-column">
      <style:table-column-properties style:column-width="2.401cm"/>
    </style:style>
    <style:style style:name="Tabela1.1" style:family="table-row">
      <style:table-row-properties style:min-row-height="1.005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fo:keep-together="always"/>
    </style:style>
    <style:style style:name="Tabela1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E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10" style:family="table-row">
      <style:table-row-properties style:min-row-height="0.434cm" fo:keep-together="always"/>
    </style:style>
    <style:style style:name="Tabela1.33" style:family="table-row">
      <style:table-row-properties style:min-row-height="0.679cm" fo:keep-together="always"/>
    </style:style>
    <style:style style:name="Tabela1.34" style:family="table-row">
      <style:table-row-properties style:min-row-height="1.309cm" fo:keep-together="always"/>
    </style:style>
    <style:style style:name="P1" style:family="paragraph" style:parent-style-name="Heading_20_3" style:list-style-name="">
      <style:paragraph-properties fo:margin-left="1.27cm" fo:margin-right="0cm" fo:text-indent="-1.27cm" style:auto-text-indent="false"/>
    </style:style>
    <style:style style:name="P2" style:family="paragraph" style:parent-style-name="Heading_20_4" style:list-style-name="">
      <style:paragraph-properties fo:margin-left="1.524cm" fo:margin-right="0cm" fo:text-indent="-1.524cm" style:auto-text-indent="false"/>
    </style:style>
    <style:style style:name="P3" style:family="paragraph" style:parent-style-name="Heading_20_4" style:list-style-name="">
      <style:paragraph-properties fo:margin-left="1.524cm" fo:margin-right="0cm" fo:text-align="center" style:justify-single-word="false" fo:text-indent="-1.524cm" style:auto-text-indent="false"/>
      <style:text-properties style:font-name="Calibri" fo:font-size="10pt" style:font-size-asian="10pt" style:font-name-complex="Calibri" style:font-size-complex="11pt"/>
    </style:style>
    <style:style style:name="P4" style:family="paragraph" style:parent-style-name="Heading_20_4" style:list-style-name="">
      <style:paragraph-properties fo:margin-left="1.524cm" fo:margin-right="0cm" fo:text-indent="-1.524cm" style:auto-text-indent="false" style:snap-to-layout-grid="false"/>
      <style:text-properties style:font-name="Calibri" fo:font-size="10pt" style:font-size-asian="10pt" style:font-name-complex="Calibri" style:font-size-complex="11pt"/>
    </style:style>
    <style:style style:name="P5" style:family="paragraph" style:parent-style-name="Standard">
      <style:text-properties fo:color="#000080" style:font-name="Calibri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000080" style:font-name="Calibri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Calibri" style:font-size-complex="11pt"/>
    </style:style>
    <style:style style:name="P9" style:family="paragraph" style:parent-style-name="Standard">
      <style:text-properties style:font-name="Calibri" fo:font-size="11pt" style:font-size-asian="11pt" style:font-name-complex="Arial" style:font-size-complex="11pt"/>
    </style:style>
    <style:style style:name="P10" style:family="paragraph" style:parent-style-name="Standard">
      <style:text-properties style:font-name="Calibri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Calibri" style:font-name-complex="Arial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" style:font-name-complex="Arial" style:font-size-complex="11pt"/>
    </style:style>
    <style:style style:name="P13" style:family="paragraph" style:parent-style-name="Standard">
      <style:text-properties style:font-name="Calibri" fo:font-weight="bold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Arial" style:font-size-complex="11pt"/>
    </style:style>
    <style:style style:name="P15" style:family="paragraph" style:parent-style-name="Standard">
      <style:text-properties style:font-name="Calibri" style:font-name-complex="Calibri" style:font-size-complex="11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style:page-number="auto"/>
      <style:text-properties fo:color="#000080" style:font-name="Arial" fo:language="none" fo:country="none" fo:font-weight="bold" style:language-asian="none" style:country-asian="none" style:font-weight-asian="bold" style:font-name-complex="Arial"/>
    </style:style>
    <style:style style:name="T1" style:family="text">
      <style:text-properties style:font-name="Calibri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3" style:family="text">
      <style:text-properties style:font-name="Calibri" fo:font-size="11pt" style:font-size-asian="11pt" style:font-name-complex="Calibri" style:font-size-complex="11pt"/>
    </style:style>
    <style:style style:name="T4" style:family="text">
      <style:text-properties style:font-name="Calibri" fo:font-size="11pt" style:font-size-asian="11pt" style:font-name-complex="Arial" style:font-size-complex="11pt"/>
    </style:style>
    <style:style style:name="T5" style:family="text">
      <style:text-properties style:font-name="Calibri" fo:font-size="11pt" fo:font-weight="normal" style:font-size-asian="11pt" style:font-weight-asian="normal" style:font-name-complex="Calibri" style:font-size-complex="11pt"/>
    </style:style>
    <style:style style:name="T6" style:family="text">
      <style:text-properties style:font-name="Calibri" style:font-name-complex="Calibri" style:font-size-complex="11pt"/>
    </style:style>
    <style:style style:name="T7" style:family="text">
      <style:text-properties style:font-name="Calibri" fo:font-weight="bold" style:font-weight-asian="bold" style:font-name-complex="Arial" style:font-size-complex="11pt"/>
    </style:style>
    <style:style style:name="T8" style:family="text">
      <style:text-properties style:font-name="Calibri" fo:language="none" fo:country="none" fo:font-weight="bold" style:language-asian="none" style:country-asian="none" style:font-weight-asian="bold" style:font-name-complex="Arial" style:font-size-complex="11pt"/>
    </style:style>
    <style:style style:name="T9" style:family="text">
      <style:text-properties style:font-name="Calibri" fo:language="none" fo:country="none" fo:font-weight="bold" style:language-asian="none" style:country-asian="none" style:font-weight-asian="bold" style:font-name-complex="Cambria Math" style:font-size-complex="11pt"/>
    </style:style>
    <style:style style:name="T10" style:family="text">
      <style:text-properties style:font-name="Calibri" style:font-name-complex="Arial" style:font-size-complex="11pt"/>
    </style:style>
    <style:style style:name="T11" style:family="text">
      <style:text-properties style:font-name="Calibri" style:font-name-asian="Arial" style:font-name-complex="Arial" style:font-size-complex="11pt"/>
    </style:style>
    <style:style style:name="T12" style:family="text">
      <style:text-properties style:font-name="Calibri" style:font-name-asian="Calibri" style:font-name-complex="Calibri" style:font-size-complex="11pt"/>
    </style:style>
    <style:style style:name="T13" style:family="text">
      <style:text-properties style:font-name="Calibri" style:text-underline-style="solid" style:text-underline-width="auto" style:text-underline-color="font-color" style:font-name-asian="Arial" style:font-name-complex="Arial" style:font-size-complex="11pt"/>
    </style:style>
    <style:style style:name="T14" style:family="text">
      <style:text-properties style:font-name="Calibri" fo:font-size="10pt" style:font-size-asian="10pt" style:font-name-complex="Calibri" style:font-size-complex="11pt"/>
    </style:style>
    <style:style style:name="T15" style:family="text">
      <style:text-properties fo:color="#000080" style:font-name="Calibri" fo:font-size="11pt" fo:font-weight="bold" style:font-size-asian="11pt" style:font-weight-asian="bold" style:font-name-complex="Arial" style:font-size-complex="11pt"/>
    </style:style>
    <style:style style:name="T16" style:family="text">
      <style:text-properties fo:font-weight="normal" style:font-weight-asian="normal"/>
    </style:style>
    <style:style style:name="T17" style:family="text">
      <style:text-properties style:font-name-asian="Arial" style:font-name-complex="Arial"/>
    </style:style>
    <style:style style:name="T18" style:family="text">
      <style:text-properties fo:font-size="10pt" style:font-size-asian="10pt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9.394cm" draw:visible-area-height="8.915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1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column table:style-name="Tabela1.I"/>
          <table:table-column table:style-name="Tabela1.J"/>
          <table:table-column table:style-name="Tabela1.K"/>
          <table:table-row table:style-name="Tabela1.1">
            <table:table-cell table:style-name="Tabela1.A1" table:number-rows-spanned="2" table:number-columns-spanned="2" office:value-type="string">
              <text:p text:style-name="P7"><draw:frame draw:style-name="fr1" draw:name="Objeto1" text:anchor-type="as-char" svg:width="1.503cm" svg:height="1.318cm" draw:z-index="0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covered-table-cell/>
            <table:table-cell table:style-name="Tabela1.C1" table:number-columns-spanned="9" office:value-type="string">
              <text:p text:style-name="P5">SECRETARIA DE ESTADO DE EDUC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covered-table-cell/>
            <table:covered-table-cell/>
            <table:table-cell table:style-name="Tabela1.C2" table:number-columns-spanned="2" office:value-type="string">
              <text:p text:style-name="Standard"><text:span text:style-name="T15">13ª SRE</text:span></text:p>
            </table:table-cell>
            <table:covered-table-cell/>
            <table:table-cell table:style-name="Tabela1.E2" table:number-columns-spanned="7" office:value-type="string">
              <text:p text:style-name="P6">REQUERI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3" table:number-columns-spanned="11" office:value-type="string">
              <text:p text:style-name="Standard"><text:span text:style-name="T4">1. Autoridade responsável pela concessão: </text:span><field:fieldmark-start text:name="Texto1" field:type="vnd.oasis.opendocument.field.FORMTEXT"><field:param field:name="Description" field:value=""/><field:param field:name="Name" field:value="Texto1"/></field:fieldmark-start><text:span text:style-name="T8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4" table:number-columns-spanned="8" office:value-type="string">
              <text:p text:style-name="Standard"><text:span text:style-name="T4">2. Requerente: </text:span><field:fieldmark-start text:name="Texto11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A4" table:number-columns-spanned="2" office:value-type="string">
              <text:p text:style-name="Standard"><text:span text:style-name="T4">Masp/contr.:</text:span><field:fieldmark-start text:name="Texto12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  </table:table-cell>
            <table:covered-table-cell/>
            <table:table-cell table:style-name="Tabela1.A3" office:value-type="string">
              <text:p text:style-name="Standard"><text:span text:style-name="T4">Adm.: </text:span><field:fieldmark-start text:name="Texto13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  </table:table-cell>
          </table:table-row>
          <table:table-row table:style-name="Tabela1.2">
            <table:table-cell table:style-name="Tabela1.A4" table:number-columns-spanned="6" office:value-type="string">
              <text:h text:style-name="Heading_20_3" text:outline-level="3"><text:span text:style-name="T5">Cargo/conteúdo: </text:span><field:fieldmark-start text:name="Texto14" field:type="vnd.oasis.opendocument.field.FORMTEXT"><field:param field:name="Description" field:value=""/><field:param field:name="Name" field:value="Texto1"/></field:fieldmark-start><text:span text:style-name="T6">     </text:span><field:fieldmark-end/></text:h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A3" table:number-columns-spanned="5" office:value-type="string">
              <text:h text:style-name="P1" text:outline-level="3"><text:span text:style-name="T5">Órgão de Lotação: </text:span><field:fieldmark-start text:name="Texto15" field:type="vnd.oasis.opendocument.field.FORMTEXT"><field:param field:name="Description" field:value=""/><field:param field:name="Name" field:value="Texto1"/></field:fieldmark-start><text:span text:style-name="T3">E.E. Tranquilino Dias Brito</text:span><field:fieldmark-end/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3" table:number-columns-spanned="11" office:value-type="string">
              <text:h text:style-name="Heading_20_3" text:outline-level="3"><text:span text:style-name="T5">Endereço Residencial: <text:s/></text:span><field:fieldmark-start text:name="Texto16" field:type="vnd.oasis.opendocument.field.FORMTEXT"><field:param field:name="Description" field:value=""/><field:param field:name="Name" field:value="Texto1"/></field:fieldmark-start><text:span text:style-name="T6">     </text:span><field:fieldmark-end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3" table:number-columns-spanned="11" office:value-type="string">
              <text:p text:style-name="P9">Requer, nos termos legai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4" office:value-type="string">
              <text:p text:style-name="Standard"><text:span text:style-name="T10">N.º ORD.</text:span></text:p>
            </table:table-cell>
            <table:table-cell table:style-name="Tabela1.A1" table:number-columns-spanned="2" office:value-type="string">
              <text:p text:style-name="P10">REQ.</text:p>
            </table:table-cell>
            <table:covered-table-cell/>
            <table:table-cell table:style-name="Tabela1.C1" table:number-columns-spanned="8" office:value-type="string">
              <text:p text:style-name="P11">DESCRIÇÃO DO BENEFÍC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1</text:p>
            </table:table-cell>
            <table:table-cell table:style-name="Tabela1.A1" table:number-columns-spanned="2" office:value-type="string">
              <text:p text:style-name="P14"><field:fieldmark text:name="__Fieldmark__166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C1" table:number-columns-spanned="8" office:value-type="string">
              <text:p text:style-name="Standard"><text:span text:style-name="T10">ADJUNÇÃO <text:s text:c="67"/>___ C/ÔNUS <text:s text:c="3"/>___ S/ÔNU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1" office:value-type="string">
              <text:p text:style-name="P11">02</text:p>
            </table:table-cell>
            <table:table-cell table:style-name="Tabela1.A1" table:number-columns-spanned="2" office:value-type="string">
              <text:p text:style-name="P14"><field:fieldmark text:name="__Fieldmark__167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AFASTAMENTO DA REGÊNCIA PELO ART. 152 DA LEI 7.109/7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3</text:p>
            </table:table-cell>
            <table:table-cell table:style-name="Tabela1.A1" table:number-columns-spanned="2" office:value-type="string">
              <text:p text:style-name="P14"><field:fieldmark text:name="__Fieldmark__168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ALTERAÇÃO DO NOME PA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4</text:p>
            </table:table-cell>
            <table:table-cell table:style-name="Tabela1.A1" table:number-columns-spanned="2" office:value-type="string">
              <text:p text:style-name="P14"><field:fieldmark text:name="__Fieldmark__169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APOSENTADOR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5</text:p>
            </table:table-cell>
            <table:table-cell table:style-name="Tabela1.A1" table:number-columns-spanned="2" office:value-type="string">
              <text:p text:style-name="P14"><field:fieldmark text:name="__Fieldmark__170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APROVAÇÃO DE EXERCÍCIO NO CARGO DE </text:p>
              <text:p text:style-name="Standard"><text:span text:style-name="T12"><text:s text:c="51"/></text:span><text:span text:style-name="T10">NO PERÍODO DE <text:s text:c="6"/>/ <text:s text:c="5"/>/ <text:s text:c="8"/>A <text:s text:c="6"/>/ <text:s text:c="6"/>/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6</text:p>
            </table:table-cell>
            <table:table-cell table:style-name="Tabela1.A1" table:number-columns-spanned="2" office:value-type="string">
              <text:p text:style-name="P14"><field:fieldmark text:name="__Fieldmark__171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APROVEITAMENTO DE TEMPO DE SERVIÇ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7</text:p>
            </table:table-cell>
            <table:table-cell table:style-name="Tabela1.A1" table:number-columns-spanned="2" office:value-type="string">
              <text:p text:style-name="P14"><field:fieldmark text:name="__Fieldmark__172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DESIGNAÇÃO PA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8</text:p>
            </table:table-cell>
            <table:table-cell table:style-name="Tabela1.A1" table:number-columns-spanned="2" office:value-type="string">
              <text:p text:style-name="P14"><field:fieldmark text:name="__Fieldmark__173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DISPOSIÇÃO PARA <text:s text:c="54"/>___ C/ÔNUS <text:s text:c="3"/>___ S/ÔNU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9.1</text:p>
            </table:table-cell>
            <table:table-cell table:style-name="Tabela1.A1" table:number-columns-spanned="2" office:value-type="string">
              <text:p text:style-name="P14"><field:fieldmark text:name="__Fieldmark__174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0">FÉRIAS PRÊMIO – AFASTAMENTO POR <text:s/></text:span><field:fieldmark-start text:name="Texto17" field:type="vnd.oasis.opendocument.field.FORMTEXT"><field:param field:name="Description" field:value=""/><field:param field:name="Name" field:value="Texto1"/></field:fieldmark-start><text:span text:style-name="T7">____</text:span><field:fieldmark-end/><text:span text:style-name="T10"> <text:s/>MÊS(ES), A PARTIR DE <text:s/></text:span><field:fieldmark-start text:name="Texto18" field:type="vnd.oasis.opendocument.field.FORMTEXT"><field:param field:name="Description" field:value=""/><field:param field:name="Name" field:value="Texto1"/></field:fieldmark-start><text:span text:style-name="T9">____</text:span><field:fieldmark-end/><text:span text:style-name="T10"> DE </text:span><field:fieldmark-start text:name="Texto19" field:type="vnd.oasis.opendocument.field.FORMTEXT"><field:param field:name="Description" field:value=""/><field:param field:name="Name" field:value="Texto1"/></field:fieldmark-start><text:span text:style-name="T9">________________</text:span><field:fieldmark-end/><text:span text:style-name="T10"> DE </text:span><field:fieldmark-start text:name="Texto110" field:type="vnd.oasis.opendocument.field.FORMTEXT"><field:param field:name="Description" field:value=""/><field:param field:name="Name" field:value="Texto1"/></field:fieldmark-start><text:span text:style-name="T9">______</text:span><field:fieldmark-end/><text:span text:style-name="T10">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9.2</text:p>
            </table:table-cell>
            <table:table-cell table:style-name="Tabela1.A1" table:number-columns-spanned="2" office:value-type="string">
              <text:p text:style-name="P14"><field:fieldmark text:name="__Fieldmark__179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FÉRIAS PRÊMIO – CONTAGEM EM DOBRO DE .............MÊS(ES) DE FÉRIAS PRÊMIO NÃO GOZAD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09.3</text:p>
            </table:table-cell>
            <table:table-cell table:style-name="Tabela1.A1" table:number-columns-spanned="2" office:value-type="string">
              <text:p text:style-name="P14"><field:fieldmark text:name="__Fieldmark__180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FÉRIAS PRÊMIO – CONVERSÃO EM ESPECIE <text:s text:c="2"/>____ PELO EXERCÍCIO <text:s/>___POR APOSENTADOR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0</text:p>
            </table:table-cell>
            <table:table-cell table:style-name="Tabela1.A1" table:number-columns-spanned="2" office:value-type="string">
              <text:p text:style-name="P14"><field:fieldmark text:name="__Fieldmark__181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GRATIFICAÇÃO PELO EXERCÍCIO NA EDUCAÇÃO ESPECI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1</text:p>
            </table:table-cell>
            <table:table-cell table:style-name="Tabela1.A1" table:number-columns-spanned="2" office:value-type="string">
              <text:p text:style-name="P14"><field:fieldmark text:name="__Fieldmark__182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LICENÇA PARA TRATAR DE PESSOA DOENTE DA FAMÍLI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2</text:p>
            </table:table-cell>
            <table:table-cell table:style-name="Tabela1.A1" table:number-columns-spanned="2" office:value-type="string">
              <text:p text:style-name="P14"><field:fieldmark text:name="__Fieldmark__183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LOT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3</text:p>
            </table:table-cell>
            <table:table-cell table:style-name="Tabela1.A1" table:number-columns-spanned="2" office:value-type="string">
              <text:p text:style-name="P14"><field:fieldmark text:name="__Fieldmark__184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MUDANÇA DE LOTAÇÃO POR PERMUTA COM <text:s text:c="37"/>MASP</text:p>
              <text:p text:style-name="Standard"><text:span text:style-name="T12"><text:s text:c="52"/></text:span><text:span text:style-name="T10">LOTADA NA E.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4</text:p>
            </table:table-cell>
            <table:table-cell table:style-name="Tabela1.A1" table:number-columns-spanned="2" office:value-type="string">
              <text:p text:style-name="P14"><field:fieldmark text:name="__Fieldmark__185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MUDANÇA DE LOTAÇÃO PARA A E.E. </text:p>
              <text:p text:style-name="Standard"><text:span text:style-name="T12"><text:s text:c="58"/></text:span><text:span text:style-name="T10">E.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5</text:p>
            </table:table-cell>
            <table:table-cell table:style-name="Tabela1.A1" table:number-columns-spanned="2" office:value-type="string">
              <text:p text:style-name="P14"><field:fieldmark text:name="__Fieldmark__186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MUDANÇA DE TITULAÇÃO DO CONTEÚDO <text:s text:c="4"/></text:p>
              <text:p text:style-name="P10">PARA O CONTEÚD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6</text:p>
            </table:table-cell>
            <table:table-cell table:style-name="Tabela1.A1" table:number-columns-spanned="2" office:value-type="string">
              <text:p text:style-name="P14"><field:fieldmark text:name="__Fieldmark__187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OPÇÃO PELO VENCI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7</text:p>
            </table:table-cell>
            <table:table-cell table:style-name="Tabela1.A1" table:number-columns-spanned="2" office:value-type="string">
              <text:p text:style-name="P14"><field:fieldmark text:name="__Fieldmark__188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PROMOÇÃO POR ACESSO PARA O CARGO D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8</text:p>
            </table:table-cell>
            <table:table-cell table:style-name="Tabela1.A1" table:number-columns-spanned="2" office:value-type="string">
              <text:p text:style-name="P14"><field:fieldmark text:name="__Fieldmark__189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REDUÇÃO DA JORNADA DE TRAB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9</text:p>
            </table:table-cell>
            <table:table-cell table:style-name="Tabela1.A1" table:number-columns-spanned="2" office:value-type="string">
              <text:p text:style-name="P14"><field:fieldmark text:name="__Fieldmark__190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P10">REMOÇÃO PAR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9.1</text:p>
            </table:table-cell>
            <table:table-cell table:style-name="Tabela1.A1" table:number-columns-spanned="2" office:value-type="string">
              <text:p text:style-name="P14"><field:fieldmark text:name="__Fieldmark__191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2"><text:s text:c="32"/></text:span><text:span text:style-name="T10">SUJEITANDO-SE REDUÇÃO DE CARGA HORÁRIA <text:s text:c="9"/>___SIM <text:s text:c="6"/>___ NÃ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9.2</text:p>
            </table:table-cell>
            <table:table-cell table:style-name="Tabela1.A1" table:number-columns-spanned="2" office:value-type="string">
              <text:p text:style-name="P14"><field:fieldmark text:name="__Fieldmark__192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2"><text:s text:c="34"/></text:span><text:span text:style-name="T10">POR PERMUTA COM <text:s text:c="57"/>MASP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P11">19.3</text:p>
            </table:table-cell>
            <table:table-cell table:style-name="Tabela1.A1" table:number-columns-spanned="2" office:value-type="string">
              <text:p text:style-name="P14"><field:fieldmark text:name="__Fieldmark__193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2"><text:s text:c="34"/></text:span><text:span text:style-name="T11">“EX-OFÍCIO</text:span><text:span text:style-name="T10">”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3">
            <table:table-cell table:style-name="Tabela1.A1" office:value-type="string">
              <text:p text:style-name="P11">20</text:p>
            </table:table-cell>
            <table:table-cell table:style-name="Tabela1.A1" table:number-columns-spanned="2" office:value-type="string">
              <text:p text:style-name="P14"><field:fieldmark text:name="__Fieldmark__194_1602948962" field:type="vnd.oasis.opendocument.field.FORMCHECKBOX"><field:param field:name="Checkbox_HelpText" field:value=""/><field:param field:name="Checkbox_Name" field:value="Selecionar1"/></field:fieldmark></text:p>
            </table:table-cell>
            <table:covered-table-cell/>
            <table:table-cell table:style-name="Tabela1.A3" table:number-columns-spanned="8" office:value-type="string">
              <text:p text:style-name="Standard"><text:span text:style-name="T10">OUTRO: </text:span><field:fieldmark-start text:name="Texto111" field:type="vnd.oasis.opendocument.field.FORMTEXT"><field:param field:name="Description" field:value=""/><field:param field:name="Name" field:value="Texto1"/></field:fieldmark-start><text:span text:style-name="T7">     </text:span><field:fieldmark-end/></text:p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4">
            <table:table-cell table:style-name="Tabela1.C1" table:number-columns-spanned="11" office:value-type="string">
              <text:p text:style-name="P13">4. Documentos anexados</text:p>
              <text:p text:style-name="P13"><field:fieldmark-start text:name="Texto112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C1" table:number-columns-spanned="11" office:value-type="string">
              <text:p text:style-name="P16"><text:span text:style-name="T6">Local: <text:s/>São José do Divino, <text:s/>data </text:span><field:fieldmark-start text:name="Texto113" field:type="vnd.oasis.opendocument.field.FORMTEXT"><field:param field:name="Description" field:value=""/><field:param field:name="Name" field:value="Texto1"/></field:fieldmark-start><text:span text:style-name="T7">____/____/_______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1" table:number-columns-spanned="7" office:value-type="string">
              <text:h text:style-name="P2" text:outline-level="4"><text:span text:style-name="T14">Chefe Imediato:</text:span></text:h>
              <text:h text:style-name="P3" text:outline-level="4">________________________________</text:h>
              <text:p text:style-name="P14"><field:fieldmark-start text:name="Texto114" field:type="vnd.oasis.opendocument.field.FORMTEXT"><field:param field:name="Description" field:value=""/><field:param field:name="Name" field:value="Texto1"/></field:fieldmark-start>     <field:fieldmark-end/></text:p>
              <text:p text:style-name="P11">Nome / Masp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C1" table:number-columns-spanned="4" office:value-type="string">
              <text:h text:style-name="P4" text:outline-level="4"/>
              <text:h text:style-name="P3" text:outline-level="4">________________________________</text:h>
              <text:p text:style-name="P16"><field:fieldmark-start text:name="Texto115" field:type="vnd.oasis.opendocument.field.FORMTEXT"><field:param field:name="Description" field:value=""/><field:param field:name="Name" field:value="Texto1"/></field:fieldmark-start><text:span text:style-name="T7">     </text:span><field:fieldmark-end/><text:span text:style-name="T7"> / </text:span><field:fieldmark-start text:name="Texto116" field:type="vnd.oasis.opendocument.field.FORMTEXT"><field:param field:name="Description" field:value=""/><field:param field:name="Name" field:value="Texto1"/></field:fieldmark-start><text:span text:style-name="T7">     </text:span><field:fieldmark-end/></text:p>
              <text:p text:style-name="P11">Nome / Masp</text:p>
            </table:table-cell>
            <table:covered-table-cell/>
            <table:covered-table-cell/>
            <table:covered-table-cell/>
          </table:table-row>
          <table:table-row table:style-name="Tabela1.2">
            <table:table-cell table:style-name="Tabela1.A1" table:number-columns-spanned="5" office:value-type="string">
              <text:p text:style-name="P11">Atendente aos requisitos</text:p>
              <text:p text:style-name="P11"/>
              <text:p text:style-name="P11">__________________________</text:p>
              <text:p text:style-name="P11">Ass. responsável pela análise – Masp</text:p>
            </table:table-cell>
            <table:covered-table-cell/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11">Indeferimento</text:p>
              <text:p text:style-name="P11"/>
              <text:p text:style-name="P11">___________________________</text:p>
              <text:p text:style-name="P11">Ass. responsável pela análise – Masp</text:p>
            </table:table-cell>
            <table:covered-table-cell/>
            <table:covered-table-cell/>
            <table:covered-table-cell/>
            <table:table-cell table:style-name="Tabela1.C1" table:number-columns-spanned="2" office:value-type="string">
              <text:p text:style-name="P12"/>
              <text:p text:style-name="P12"/>
              <text:p text:style-name="P12">_____________________________</text:p>
              <text:p text:style-name="P16"><text:span text:style-name="T10">Ass. responsável pela análise - Masp</text:span></text:p>
            </table:table-cell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Mangal" style:font-family-complex="Mangal" style:font-family-generic-complex="roman" style:font-pitch-complex="variable" style:font-size-complex="7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1cm" fo:margin-bottom="1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dc:description/>
    <meta:initial-creator>SEE</meta:initial-creator>
    <meta:creation-date>2017-04-06T11:29:00</meta:creation-date>
    <dc:creator>administrador</dc:creator>
    <dc:date>2017-04-11T11:29:00</dc:date>
    <meta:print-date>2017-04-06T11:16:00</meta:print-date>
    <meta:editing-cycles>3</meta:editing-cycles>
    <meta:editing-duration>PT8M</meta:editing-duration>
    <meta:document-statistic meta:table-count="1" meta:image-count="0" meta:object-count="1" meta:page-count="1" meta:paragraph-count="112" meta:word-count="336" meta:character-count="2351" meta:non-whitespace-character-count="1562"/>
    <meta:generator>LibreOffice/6.4.0.3$Linux_X86_64 LibreOffice_project/b0a288ab3d2d4774cb44b62f04d5d28733ac6df8</meta:generator>
  </office:meta>
</office:document-meta>
</file>